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Grande" svg:font-family="'Lucida Grande', Verdana, Geneva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a45" officeooo:paragraph-rsid="00099a45"/>
    </style:style>
    <style:style style:name="P2" style:family="paragraph" style:parent-style-name="Standard">
      <style:text-properties officeooo:paragraph-rsid="00099a45"/>
    </style:style>
    <style:style style:name="T1" style:family="text">
      <style:text-properties officeooo:rsid="00099a45"/>
    </style:style>
    <style:style style:name="T2" style:family="text">
      <style:text-properties fo:font-variant="normal" fo:text-transform="none" fo:color="#000000" loext:opacity="100%" style:font-name="Lucida Grande" fo:font-size="10.1999998092651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#Login,nom,pasword)</text:p>
      <text:p text:style-name="P1"/>
      <text:p text:style-name="P1">TEMPORADA(#any)</text:p>
      <text:p text:style-name="P1"/>
      <text:p text:style-name="P1">CATEGORIA(#Id, nom, edat_min, edat_max)</text:p>
      <text:p text:style-name="P1"><text:tab/>on nom es UN</text:p>
      <text:p text:style-name="P2"><text:tab/><text:span text:style-name="T1">CK</text:span> edat_min &lt;= edat_max</text:p>
      <text:p text:style-name="P1"/>
      <text:p text:style-name="P1">EQUIP(#Id, nom, tipus, temporada, categoria)</text:p>
      <text:p text:style-name="P1"><text:tab/>on temporada es FK de TEMPORADA,</text:p>
      <text:p text:style-name="P1"><text:tab/>on categoria es FK de CATEGORIA,</text:p>
      <text:p text:style-name="P1"><text:tab/>CK tipus H/D/M</text:p>
      <text:p text:style-name="P1"/>
      <text:p text:style-name="P1">JUGADOR(#Id, Id_legal, nom, cognoms, sexe, data_naixement, IBAN, any_fi_revisio_medica, adreca, foto)</text:p>
      <text:p text:style-name="P1"><text:tab/>on Id_legal es UN</text:p>
      <text:p text:style-name="P1"><text:tab/>CK sexe H/D</text:p>
      <text:p text:style-name="P1"/>
      <text:p text:style-name="P1">MEMBRE_EQUIP(#Id_equip, #Id_jugador, titular/convidat)</text:p>
      <text:p text:style-name="P1"><text:tab/>on Id_equip es FK de EQUIP,</text:p>
      <text:p text:style-name="P1"><text:tab/>on Id_jugador es FK de JUGADOR</text:p>
      <text:p text:style-name="P1"><text:tab/>CK titular/convidat T/C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Grande" svg:font-family="'Lucida Grande', Verdana, Geneva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4T20:04:20.472000000</dc:date>
    <meta:editing-duration>PT1H22M49S</meta:editing-duration>
    <meta:editing-cycles>1</meta:editing-cycles>
    <meta:document-statistic meta:table-count="0" meta:image-count="0" meta:object-count="0" meta:page-count="1" meta:paragraph-count="17" meta:word-count="69" meta:character-count="511" meta:non-whitespace-character-count="447"/>
    <meta:generator>LibreOffice/7.4.0.3$Windows_X86_64 LibreOffice_project/f85e47c08ddd19c015c0114a68350214f7066f5a</meta:generator>
  </office:meta>
</office:document-meta>
</file>